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b_skill_col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kill_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olor</text:p>
          </table:table-cell>
          <table:table-cell office:value-type="string" calcext:value-type="string">
            <text:p>skillgroup</text:p>
          </table:table-cell>
          <table:table-cell office:value-type="string" calcext:value-type="string">
            <text:p>Pcolor</text:p>
          </table:table-cell>
          <table:table-cell office:value-type="string" calcext:value-type="string">
            <text:p>text_color</text:p>
          </table:table-cell>
          <table:table-cell office:value-type="string" calcext:value-type="string">
            <text:p>sort_order</text:p>
          </table:table-cell>
        </table:table-row>
        <table:table-row table:style-name="ro1">
          <table:table-cell office:value-type="string" calcext:value-type="string">
            <text:p>Arm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gree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blue4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diumslateblue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k Tack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almon4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firebrick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gger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blue</text:p>
          </table:table-cell>
          <table:table-cell office:value-type="string" calcext:value-type="string">
            <text:p>whi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ghty Bl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iple Blo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le D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4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nd Fir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ong 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slategre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ick Skull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cu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cyan4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nnon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blue2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oud Burste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ump-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eagreen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umblerooskie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il Mary Pa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whi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erves of Steel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n The B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sky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unning Pa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fe P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steel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g H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4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isturbing Presence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xtra Arm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oul Appea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or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ron Hard Sk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1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nstrous Mout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ehensile Ta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entacle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wo H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ajowhite4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ery long legs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auntle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black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rty 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r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gray</text:p>
          </table:table-cell>
          <table:table-cell office:value-type="string" calcext:value-type="string">
            <text:p>black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renz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brick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black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4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whit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osybrown</text:p>
          </table:table-cell>
          <table:table-cell office:value-type="string" calcext:value-type="string">
            <text:p>black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had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whit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trip Ba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eppink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eeppink</text:p>
          </table:table-cell>
          <table:table-cell office:value-type="string" calcext:value-type="string">
            <text:p>blac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ure Han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ack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Wres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loralwhite</text:p>
          </table:table-cell>
          <table:table-cell office:value-type="string" calcext:value-type="string">
            <text:p>black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yellow</text:p>
          </table:table-cell>
          <table:table-cell office:value-type="string" calcext:value-type="string">
            <text:p>bl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fen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ving Cat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iving Tack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ack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ea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fe Pair of Hand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de St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goldenrod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yellow</text:p>
          </table:table-cell>
          <table:table-cell office:value-type="string" calcext:value-type="string">
            <text:p>bl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neaky G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ure F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black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+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+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hit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+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black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+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black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+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black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  <table:database-ranges>
        <table:database-range table:name="__Anonymous_Sheet_DB__0" table:target-range-address="bb_skill_colors.A1:bb_skill_colors.G6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21:46:39.440055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21:49:37.910642628</dc:date>
    <meta:editing-duration>PT28M48S</meta:editing-duration>
    <meta:editing-cycles>10</meta:editing-cycles>
    <meta:generator>LibreOffice/24.2.7.2$Linux_X86_64 LibreOffice_project/420$Build-2</meta:generator>
    <meta:document-statistic meta:table-count="1" meta:cell-count="462" meta:object-count="0"/>
  </office:meta>
</office:document-meta>
</file>